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03cm" fo:margin-left="-0.836cm" fo:margin-right="-0.677cm" table:align="margins"/>
    </style:style>
    <style:style style:name="Table1.A" style:family="table-column">
      <style:table-column-properties style:column-width="2.858cm" style:rel-column-width="9803*"/>
    </style:style>
    <style:style style:name="Table1.B" style:family="table-column">
      <style:table-column-properties style:column-width="2.99cm" style:rel-column-width="10256*"/>
    </style:style>
    <style:style style:name="Table1.C" style:family="table-column">
      <style:table-column-properties style:column-width="13.256cm" style:rel-column-width="454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3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3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/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/>
            <text:p text:style-name="Table_20_Contents">Misalnya :</text:p>
            <text:p text:style-name="Table_20_Contents"><text:soft-page-break/></text:p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<text:soft-page-break/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/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  <text:p text:style-name="Table_20_Contents">11 feb 09</text:p>
          </table:table-cell>
          <table:table-cell table:style-name="Table1.A31" office:value-type="string">
            <text:p text:style-name="Table_20_Contents"/>
            <text:p text:style-name="Table_20_Contents">monita_counter</text:p>
            <text:p text:style-name="Table_20_Contents"/>
          </table:table-cell>
          <table:table-cell table:style-name="Table1.C31" office:value-type="string">
            <text:p text:style-name="Table_20_Contents"/>
            <text:p text:style-name="Table_20_Contents">KOMON_KONTER 1.3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uat direktori di git_lokal : konter</text:p>
            <text:p text:style-name="Table_20_Contents">Perbaiki ifdef disana-sini, supaya tetap bisa nyambung dengan tampilan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3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httpd.c</text:p>
            <text:p text:style-name="Table_20_Contents">shell.c</text:p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ptime &amp; menampilkannya diperbaiki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P2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>13 feb 09</text:p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Buat manual untuk tampilan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ip masih tiba2 berhenti.</text:p>
            <text:p text:style-name="Table_20_Contents">Ternyata berhenti di PSOCK_READBUF</text:p>
            <text:p text:style-name="Table_20_Contents"/>
            <text:p text:style-name="Table_20_Contents">lihat di monita_uip &amp; enc28 driver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6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Ok, ini sudah jalan 3 hari. Masalah :</text:p>
            <text:p text:style-name="Table_20_Contents">- web server kadang muncul karakter2 aneh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Table_20_Contents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8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Main.c</text:p>
          </table:table-cell>
          <table:table-cell table:style-name="Table1.C32" office:value-type="string">
            <text:p text:style-name="Table_20_Contents"><text:s/></text:p>
            <text:p text:style-name="P2">cek paket dipindahkan ke task idle, karena jika masuk dalam task ether, minimum delay adalah 1 ms. Kecuali jika ingin merubah delay <text:soft-page-break/>semuanya.</text:p>
            <text:p text:style-name="P2"/>
            <text:p text:style-name="P2">Nampaknya ditaruh di idle loop malah banyak masalah.</text:p>
            <text:p text:style-name="P2">Misalnya printf tidak bisa di idle loop.</text:p>
            <text:p text:style-name="P2">Reset jadi malah tidak jalan.</text:p>
            <text:p text:style-name="P2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etulkan pesan sumber aborted / timeout, kasih IP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20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Fungsi buat_file_index_awal()</text:p>
            <text:p text:style-name="Table_20_Contents">untuk membuat buffer file yang akan ditampilkan pada browser.</text:p>
            <text:p text:style-name="Table_20_Contents">Dibuat oleh task led blink (setiap 1100 ms).</text:p>
            <text:p text:style-name="Table_20_Contents"/>
            <text:p text:style-name="Table_20_Contents">Akan diterukan oleh buat_file_index() </text:p>
            <text:p text:style-name="Table_20_Contents">saat diminta oleh web browser, tujuannya :</text:p>
            <text:p text:style-name="Table_20_Contents">supaya counting request web masih valid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monita_appcall diperbaiki, tidak lagi pakai protothread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urkan jadid</meta:initial-creator>
    <meta:creation-date>2008-12-03T14:27:38</meta:creation-date>
    <dc:creator>furkan jadid</dc:creator>
    <dc:date>2009-02-20T20:25:57</dc:date>
    <meta:editing-cycles>58</meta:editing-cycles>
    <meta:editing-duration>P7DT3H44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3" meta:word-count="714" meta:character-count="4382"/>
  </office:meta>
</office:document-meta>
</file>